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3F00000960AD46282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6633" draw:fill="solid" draw:fill-color="#ffcc99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cc6633" draw:marker-end="Arrow" draw:marker-end-width="0.3cm" draw:fill="none" draw:textarea-vertical-align="middle"/>
    </style:style>
    <style:style style:name="gr3" style:family="graphic" style:parent-style-name="standard">
      <style:graphic-properties svg:stroke-color="#314004" draw:fill="solid" draw:fill-color="#7da647" draw:textarea-horizontal-align="right" draw:textarea-vertical-align="bottom" draw:auto-grow-height="false"/>
    </style:style>
    <style:style style:name="gr4" style:family="graphic" style:parent-style-name="standard">
      <style:graphic-properties svg:stroke-color="#314004" draw:fill="solid" draw:fill-color="#94bd5e" draw:textarea-horizontal-align="justify" draw:textarea-vertical-align="middle" draw:auto-grow-height="false"/>
    </style:style>
    <style:style style:name="gr5" style:family="graphic" style:parent-style-name="Objeto_20_sin_20_relleno_20_ni_20_línea">
      <style:graphic-properties draw:textarea-vertical-align="bottom" draw:color-mode="standard" draw:luminance="0%" draw:contrast="0%" draw:gamma="100%" draw:red="0%" draw:green="0%" draw:blue="0%" fo:clip="rect(12.719cm, 0cm, 19.08cm, 0cm)" draw:image-opacity="100%" style:mirror="none"/>
    </style:style>
    <style:style style:name="gr6" style:family="graphic" style:parent-style-name="objectwithoutfill">
      <style:graphic-properties svg:stroke-color="#355e00" draw:marker-end="Arrow" draw:marker-end-width="0.3cm" draw:fill="none" draw:textarea-vertical-align="middle"/>
    </style:style>
    <style:style style:name="gr7" style:family="graphic" style:parent-style-name="standard">
      <style:graphic-properties svg:stroke-color="#004586" draw:fill="solid" draw:fill-color="#99ccff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svg:stroke-color="#000080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color="#ff6633" fo:font-size="18pt" style:font-size-asian="18pt" style:font-size-complex="18pt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355e00"/>
    </style:style>
    <style:style style:name="P5" style:family="paragraph">
      <style:paragraph-properties fo:text-align="center"/>
      <style:text-properties fo:color="#355e00" fo:font-size="18pt" style:font-size-asian="18pt" style:font-size-complex="18pt"/>
    </style:style>
    <style:style style:name="P6" style:family="paragraph">
      <style:paragraph-properties fo:text-align="center"/>
      <style:text-properties fo:color="#2323dc" fo:font-size="18pt" style:font-size-asian="18pt" style:font-size-complex="18pt"/>
    </style:style>
    <style:style style:name="P7" style:family="paragraph">
      <style:paragraph-properties fo:text-align="center"/>
      <style:text-properties fo:color="#000080"/>
    </style:style>
    <style:style style:name="P8" style:family="paragraph">
      <style:paragraph-properties fo:text-align="center"/>
      <style:text-properties style:font-name="Droid Sans" fo:font-size="12pt" style:font-size-asian="12pt" style:font-size-complex="12pt"/>
    </style:style>
    <style:style style:name="T1" style:family="text">
      <style:text-properties fo:color="#ffffff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name="Droid Sans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3.2cm" svg:height="3.1cm" svg:x="19.1cm" svg:y="2.15cm">
          <text:p text:style-name="P1">AWS</text:p>
          <text:p text:style-name="P1">EB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2" draw:id="id2" draw:layer="layout" svg:width="3.5cm" svg:height="2.6cm" svg:x="24.346cm" svg:y="2.4cm">
          <text:p text:style-name="P1">AWS</text:p>
          <text:p text:style-name="P1">EC2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2.3cm" svg:y1="3.7cm" svg:x2="24.346cm" svg:y2="3.7cm" draw:start-shape="id1" draw:end-shape="id2" draw:end-glue-point="3" svg:d="M22300 3700h2046" svg:viewBox="0 0 2047 1">
          <text:p/>
        </draw:connector>
        <draw:custom-shape draw:style-name="gr3" draw:text-style-name="P2" draw:layer="layout" svg:width="13.4cm" svg:height="3.9cm" svg:x="14.6cm" svg:y="7.6cm">
          <text:p text:style-name="P2"><text:span text:style-name="T1">Local WorkStatio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6.096cm" svg:y1="5cm" svg:x2="26.096cm" svg:y2="8.136cm" draw:start-shape="id2" draw:start-glue-point="2" draw:end-shape="id3" svg:d="M26096 5000v3136" svg:viewBox="0 0 1 3137">
          <text:p/>
        </draw:connector>
        <draw:custom-shape draw:style-name="gr4" draw:text-style-name="P4" xml:id="id4" draw:id="id4" draw:layer="layout" svg:width="3.3cm" svg:height="2.6cm" svg:x="19.5cm" svg:y="8.1cm">
          <text:p text:style-name="P4">Postgre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4" xml:id="id5" draw:id="id5" draw:layer="layout" svg:width="2.7cm" svg:height="2.5cm" svg:x="15.2cm" svg:y="8.15cm">
          <text:p text:style-name="P4">ogr2ogr</text:p>
          <draw:enhanced-geometry svg:viewBox="0 0 21600 21600" draw:type="rectangle" draw:enhanced-path="M 0 0 L 21600 0 21600 21600 0 21600 0 0 Z N"/>
        </draw:custom-shape>
        <draw:frame draw:style-name="gr5" draw:text-style-name="P5" xml:id="id3" draw:id="id3" draw:layer="layout" svg:width="3.793cm" svg:height="2.528cm" svg:x="24.2cm" svg:y="8.136cm">
          <draw:image xlink:href="Pictures/100002010000073F00000960AD46282D.png" xlink:type="simple" xlink:show="embed" xlink:actuate="onLoad">
            <text:p text:style-name="P5"><text:span text:style-name="T2">Text</text:span></text:p>
            <text:p text:style-name="P5"><text:span text:style-name="T2">Files</text:span></text:p>
          </draw:image>
        </draw:frame>
        <draw:connector draw:style-name="gr6" draw:text-style-name="P4" draw:layer="layout" draw:type="line" svg:x1="24.2cm" svg:y1="9.4cm" svg:x2="22.8cm" svg:y2="9.4cm" draw:start-shape="id3" draw:end-shape="id4" draw:end-glue-point="8" svg:d="M24200 9400h-1400" svg:viewBox="0 0 1401 1">
          <text:p/>
        </draw:connector>
        <draw:connector draw:style-name="gr6" draw:text-style-name="P4" draw:layer="layout" draw:type="line" svg:x1="19.5cm" svg:y1="9.4cm" svg:x2="17.9cm" svg:y2="9.4cm" draw:start-shape="id4" draw:start-glue-point="6" draw:end-shape="id5" draw:end-glue-point="1" svg:d="M19500 9400h-1600" svg:viewBox="0 0 1601 1">
          <text:p/>
        </draw:connector>
        <draw:custom-shape draw:style-name="gr7" draw:text-style-name="P6" xml:id="id6" draw:id="id6" draw:layer="layout" svg:width="4.2cm" svg:height="2.8cm" svg:x="7.5cm" svg:y="2.3cm">
          <text:p text:style-name="P6">CartoD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3" draw:layer="layout" svg:x1="16.55cm" svg:y1="8.15cm" svg:x2="11.7cm" svg:y2="3.7cm" draw:start-shape="id5" draw:start-glue-point="0" draw:end-shape="id6" draw:end-glue-point="7" svg:d="M16550 8150v-4450h-4850" svg:viewBox="0 0 4851 4451">
          <text:p/>
        </draw:connector>
        <draw:custom-shape draw:style-name="gr7" draw:text-style-name="P6" xml:id="id7" draw:id="id7" draw:layer="layout" svg:width="4.2cm" svg:height="2.8cm" svg:x="2.1cm" svg:y="2.3cm">
          <text:p text:style-name="P6">AWS</text:p>
          <text:p text:style-name="P6">S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7" xml:id="id8" draw:id="id8" draw:layer="layout" svg:width="5.6cm" svg:height="1.8cm" svg:x="4.2cm" svg:y="7.6cm">
          <text:p text:style-name="P7">User</text:p>
          <text:p text:style-name="P7">brows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3" draw:layer="layout" svg:x1="4.2cm" svg:y1="5.1cm" svg:x2="7cm" svg:y2="7.6cm" draw:start-shape="id7" draw:start-glue-point="6" draw:end-shape="id8" draw:end-glue-point="4" svg:d="M4200 5100v1251h2800v1249" svg:viewBox="0 0 2801 2501">
          <text:p/>
        </draw:connector>
        <draw:connector draw:style-name="gr9" draw:text-style-name="P3" draw:layer="layout" svg:x1="9.6cm" svg:y1="5.1cm" svg:x2="7cm" svg:y2="7.6cm" draw:start-shape="id6" draw:start-glue-point="6" draw:end-shape="id8" draw:end-glue-point="4" svg:d="M9600 5100v1251h-2600v1249" svg:viewBox="0 0 2601 2501">
          <text:p/>
        </draw:connector>
        <draw:frame draw:style-name="gr10" draw:text-style-name="P8" draw:layer="layout" svg:width="2.356cm" svg:height="1.739cm" svg:x="1.744cm" svg:y="5.661cm">
          <draw:text-box>
            <text:p text:style-name="P8"><text:span text:style-name="T3">HTML</text:span></text:p>
            <text:p text:style-name="P8"><text:span text:style-name="T3">CSS</text:span></text:p>
            <text:p text:style-name="P8"><text:span text:style-name="T3">JavaScript</text:span></text:p>
          </draw:text-box>
        </draw:frame>
        <draw:frame draw:style-name="gr11" draw:text-style-name="P8" draw:layer="layout" svg:width="2.475cm" svg:height="0.9cm" svg:x="9.2cm" svg:y="6.5cm">
          <draw:text-box>
            <text:p text:style-name="P8"><text:span text:style-name="T3">JSON/Tiles</text:span></text:p>
          </draw:text-box>
        </draw:frame>
        <draw:frame draw:style-name="gr12" draw:text-style-name="P8" draw:layer="layout" svg:width="3.808cm" svg:height="0.747cm" svg:x="12.7cm" svg:y="2.753cm">
          <draw:text-box>
            <text:p text:style-name="P8"><text:span text:style-name="T3">zipped shapefiles</text:span></text:p>
          </draw:text-box>
        </draw:frame>
        <draw:frame draw:style-name="gr11" draw:text-style-name="P8" draw:layer="layout" svg:width="2.94cm" svg:height="1.243cm" svg:x="23.36cm" svg:y="5.7cm">
          <draw:text-box>
            <text:p text:style-name="P8"><text:span text:style-name="T3">compressed </text:span></text:p>
            <text:p text:style-name="P8"><text:span text:style-name="T3">text fi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3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3T18:07:19.543396525</meta:creation-date>
    <dc:date>2014-08-03T18:48:31.083509827</dc:date>
    <meta:editing-duration>PT23M58S</meta:editing-duration>
    <meta:editing-cycles>4</meta:editing-cycles>
    <meta:generator>LibreOffice/4.2.4.2$Linux_X86_64 LibreOffice_project/420m0$Build-2</meta:generator>
    <meta:document-statistic meta:object-count="20"/>
  </office:meta>
</office:document-meta>
</file>